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ACOL-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764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3.3736in"/>
    </style:style>
    <style:style style:name="co7" style:family="table-column">
      <style:table-column-properties fo:break-before="auto" style:column-width="3.0654in"/>
    </style:style>
    <style:style style:name="AROW-4" style:family="table-row">
      <style:table-row-properties style:row-height="0.1681in" fo:break-before="auto" style:use-optimal-row-height="true"/>
    </style:style>
    <style:style style:name="AROW-0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2134in" fo:break-before="auto" style:use-optimal-row-height="true"/>
    </style:style>
    <style:style style:name="ro4" style:family="table-row">
      <style:table-row-properties style:row-height="0.1799in" fo:break-before="auto" style:use-optimal-row-height="true"/>
    </style:style>
    <style:style style:name="ta-0x9138248" style:family="table" style:master-page-name="Sheet2">
      <style:table-properties table:display="true" style:writing-mode="lr-tb"/>
    </style:style>
    <style:style style:name="ta-0x91383a0" style:family="table" style:master-page-name="Sheet3">
      <style:table-properties table:display="true" style:writing-mode="lr-tb"/>
    </style:style>
    <style:style style:name="ta3" style:family="table" style:master-page-name="Sheet1">
      <style:table-properties table:display="true" style:writing-mode="lr-tb"/>
    </style:style>
    <style:style style:name="ACE-0x911e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911eef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fo:background-color="#3333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ffffff" style:text-line-through-style="none" style:font-name="Sans" fo:font-size="12pt" fo:font-style="normal" style:text-underline-style="none" fo:font-weight="bold"/>
    </style:style>
    <style:style style:name="ce4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ackground-color="#e6e6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Gnumeric-default">
      <style:table-cell-properties fo:background-color="#ffffcc"/>
    </style:style>
    <style:style style:name="ce9" style:family="table-cell" style:parent-style-name="Default">
      <style:table-cell-properties style:glyph-orientation-vertical="auto" fo:background-color="#e6e6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3" table:print="false">
        <office:forms form:automatic-focus="false" form:apply-design-mode="false"/>
        <table:table-column table:style-name="co2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Gnumeric-default"/>
        <table:table-column table:style-name="co6" table:default-cell-style-name="Gnumeric-default"/>
        <table:table-column table:style-name="co7" table:default-cell-style-name="Gnumeric-default"/>
        <table:table-column table:style-name="ACOL-0" table:number-columns-repeated="1018" table:default-cell-style-name="Gnumeric-default"/>
        <table:table-row table:style-name="ro3">
          <table:table-cell table:style-name="ce3" office:value-type="string">
            <text:p>Starting Address</text:p>
          </table:table-cell>
          <table:table-cell table:style-name="ce3" office:value-type="string">
            <text:p>Ending Address</text:p>
          </table:table-cell>
          <table:table-cell table:style-name="ce3" office:value-type="string">
            <text:p>Read Programs</text:p>
          </table:table-cell>
          <table:table-cell table:style-name="ce3" office:value-type="string">
            <text:p>Write Programs</text:p>
          </table:table-cell>
          <table:table-cell table:style-name="ce3" office:value-type="string">
            <text:p>User_conn</text:p>
          </table:table-cell>
          <table:table-cell table:style-name="ce3" office:value-type="string">
            <text:p>Description</text:p>
          </table:table-cell>
          <table:table-cell table:style-name="ce3" table:number-columns-repeated="1018"/>
        </table:table-row>
        <table:table-row table:style-name="ro4">
          <table:table-cell table:style-name="ce4" office:value-type="string">
            <text:p>0x00</text:p>
          </table:table-cell>
          <table:table-cell table:style-name="ce4" office:value-type="string">
            <text:p>0x40</text:p>
          </table:table-cell>
          <table:table-cell table:style-name="ce4" office:value-type="string">
            <text:p>is_board</text:p>
          </table:table-cell>
          <table:table-cell table:style-name="ce4" office:value-type="string">
            <text:p>be_MAT</text:p>
          </table:table-cell>
          <table:table-cell table:style-name="ce4" office:value-type="string">
            <text:p>I B &lt;target type&gt;</text:p>
          </table:table-cell>
          <table:table-cell table:style-name="ce4" office:value-type="string">
            <text:p>Target or Device Type</text:p>
          </table:table-cell>
          <table:table-cell table:style-name="ce4" table:number-columns-repeated="1018"/>
        </table:table-row>
        <table:table-row table:style-name="ro4">
          <table:table-cell table:style-name="ce4" table:number-columns-repeated="3"/>
          <table:table-cell table:style-name="ce4" office:value-type="string">
            <text:p>be_MIT</text:p>
          </table:table-cell>
          <table:table-cell table:style-name="ce4" office:value-type="string">
            <text:p>ex. I B SIT</text:p>
          </table:table-cell>
          <table:table-cell table:style-name="ce4" table:number-columns-repeated="1019"/>
        </table:table-row>
        <table:table-row table:style-name="ro4">
          <table:table-cell table:style-name="ce4" table:number-columns-repeated="3"/>
          <table:table-cell table:style-name="ce4" office:value-type="string">
            <text:p>be_SAT</text:p>
          </table:table-cell>
          <table:table-cell table:style-name="ce4" table:number-columns-repeated="1020"/>
        </table:table-row>
        <table:table-row table:style-name="ro4">
          <table:table-cell table:style-name="ce4" table:number-columns-repeated="3"/>
          <table:table-cell table:style-name="ce4" office:value-type="string">
            <text:p>be_SIT</text:p>
          </table:table-cell>
          <table:table-cell table:style-name="ce4" table:number-columns-repeated="1020"/>
        </table:table-row>
        <table:table-row table:style-name="ro4">
          <table:table-cell table:style-name="ce4" table:number-columns-repeated="3"/>
          <table:table-cell table:style-name="ce4" office:value-type="string">
            <text:p>be_SES</text:p>
          </table:table-cell>
          <table:table-cell table:style-name="ce4" table:number-columns-repeated="1020"/>
        </table:table-row>
        <table:table-row table:style-name="ro4">
          <table:table-cell table:style-name="ce5" office:value-type="string">
            <text:p>0x40</text:p>
          </table:table-cell>
          <table:table-cell table:style-name="ce5" office:value-type="string">
            <text:p>0x80</text:p>
          </table:table-cell>
          <table:table-cell table:style-name="ce5" office:value-type="string">
            <text:p>is_mac</text:p>
          </table:table-cell>
          <table:table-cell table:style-name="ce5" office:value-type="string">
            <text:p>be_mac</text:p>
          </table:table-cell>
          <table:table-cell table:style-name="ce5" office:value-type="string">
            <text:p>I M &lt;MAC address&gt;</text:p>
          </table:table-cell>
          <table:table-cell table:style-name="ce5" office:value-type="string">
            <text:p>MAC Address</text:p>
          </table:table-cell>
          <table:table-cell table:style-name="ce5" table:number-columns-repeated="1018"/>
        </table:table-row>
        <table:table-row table:style-name="ro4">
          <table:table-cell table:style-name="ce4" office:value-type="string">
            <text:p>0x80</text:p>
          </table:table-cell>
          <table:table-cell table:style-name="ce4" office:value-type="string">
            <text:p>0xC0</text:p>
          </table:table-cell>
          <table:table-cell table:style-name="ce4" office:value-type="string">
            <text:p>is_comm</text:p>
          </table:table-cell>
          <table:table-cell table:style-name="ce4" office:value-type="string">
            <text:p>be_local</text:p>
          </table:table-cell>
          <table:table-cell table:style-name="ce4" office:value-type="string">
            <text:p>I D &lt;comm type&gt;</text:p>
          </table:table-cell>
          <table:table-cell table:style-name="ce4" office:value-type="string">
            <text:p>Communication Type</text:p>
          </table:table-cell>
          <table:table-cell table:style-name="ce4" table:number-columns-repeated="1018"/>
        </table:table-row>
        <table:table-row table:style-name="ro4">
          <table:table-cell table:style-name="ce4" table:number-columns-repeated="3"/>
          <table:table-cell table:style-name="ce4" office:value-type="string">
            <text:p>be_network</text:p>
          </table:table-cell>
          <table:table-cell table:style-name="ce4" office:value-type="string">
            <text:p>ex. I D network</text:p>
          </table:table-cell>
          <table:table-cell table:style-name="ce4" table:number-columns-repeated="1019"/>
        </table:table-row>
        <table:table-row table:style-name="ro4">
          <table:table-cell table:style-name="ce4" table:number-columns-repeated="3"/>
          <table:table-cell table:style-name="ce4" office:value-type="string">
            <text:p>be_radio</text:p>
          </table:table-cell>
          <table:table-cell table:style-name="ce4" table:number-columns-repeated="1020"/>
        </table:table-row>
        <table:table-row table:style-name="ro4">
          <table:table-cell table:style-name="ce4" table:number-columns-repeated="3"/>
          <table:table-cell table:style-name="ce4" office:value-type="string">
            <text:p>be_wifi</text:p>
          </table:table-cell>
          <table:table-cell table:style-name="ce4" table:number-columns-repeated="1020"/>
        </table:table-row>
        <table:table-row table:style-name="ro4">
          <table:table-cell table:style-name="ce4" table:number-columns-repeated="3"/>
          <table:table-cell table:style-name="ce4" office:value-type="string">
            <text:p>be_wimax</text:p>
          </table:table-cell>
          <table:table-cell table:style-name="ce4" table:number-columns-repeated="1020"/>
        </table:table-row>
        <table:table-row table:style-name="ro4">
          <table:table-cell table:style-name="ce5" office:value-type="string">
            <text:p>0xC0</text:p>
          </table:table-cell>
          <table:table-cell table:style-name="ce5" office:value-type="string">
            <text:p>0x100</text:p>
          </table:table-cell>
          <table:table-cell table:style-name="ce5" office:value-type="string">
            <text:p>is_ip</text:p>
          </table:table-cell>
          <table:table-cell table:style-name="ce5" office:value-type="string">
            <text:p>be_ip</text:p>
          </table:table-cell>
          <table:table-cell table:style-name="ce5" office:value-type="string">
            <text:p>I I &lt;ip address&gt;</text:p>
          </table:table-cell>
          <table:table-cell table:style-name="ce5" office:value-type="string">
            <text:p>Server's IP Address</text:p>
          </table:table-cell>
          <table:table-cell table:style-name="ce5" table:number-columns-repeated="1018"/>
        </table:table-row>
        <table:table-row table:style-name="ro4">
          <table:table-cell table:style-name="ce4" table:number-columns-repeated="5"/>
          <table:table-cell table:style-name="ce4" office:value-type="string">
            <text:p>Mechanical Hit Sensor parameters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100</text:p>
          </table:table-cell>
          <table:table-cell table:style-name="ce4" office:value-type="string">
            <text:p>0x108</text:p>
          </table:table-cell>
          <table:table-cell table:style-name="ce4" table:number-columns-repeated="2"/>
          <table:table-cell table:style-name="ce4" office:value-type="string">
            <text:p>I H &lt;Miliseconds between&gt;&lt;desensitivity&gt;&lt;start blanking&gt;&lt;enable on&gt;</text:p>
          </table:table-cell>
          <table:table-cell table:style-name="ce4" office:value-type="string">
            <text:p>Milliseconds between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108</text:p>
          </table:table-cell>
          <table:table-cell table:style-name="ce4" office:value-type="string">
            <text:p>0x110</text:p>
          </table:table-cell>
          <table:table-cell table:style-name="ce4" table:number-columns-repeated="3"/>
          <table:table-cell table:style-name="ce4" office:value-type="string">
            <text:p>desensitivity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110</text:p>
          </table:table-cell>
          <table:table-cell table:style-name="ce4" office:value-type="string">
            <text:p>0x118</text:p>
          </table:table-cell>
          <table:table-cell table:style-name="ce4" table:number-columns-repeated="3"/>
          <table:table-cell table:style-name="ce4" office:value-type="string">
            <text:p>start blanking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118</text:p>
          </table:table-cell>
          <table:table-cell table:style-name="ce4" office:value-type="string">
            <text:p>0x120</text:p>
          </table:table-cell>
          <table:table-cell table:style-name="ce4" table:number-columns-repeated="3"/>
          <table:table-cell table:style-name="ce4" office:value-type="string">
            <text:p>enable on value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120</text:p>
          </table:table-cell>
          <table:table-cell table:style-name="ce4" office:value-type="string">
            <text:p>0x128</text:p>
          </table:table-cell>
          <table:table-cell table:style-name="ce4" table:number-columns-repeated="3"/>
          <table:table-cell table:style-name="ce4" office:value-type="string">
            <text:p>Hit sensor type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128</text:p>
          </table:table-cell>
          <table:table-cell table:style-name="ce4" office:value-type="string">
            <text:p>0x130</text:p>
          </table:table-cell>
          <table:table-cell table:style-name="ce4" table:number-columns-repeated="2"/>
          <table:table-cell table:style-name="ce4" office:value-type="string">
            <text:p>I S &lt;type&gt;&lt;invert&gt;</text:p>
          </table:table-cell>
          <table:table-cell table:style-name="ce4" office:value-type="string">
            <text:p>Invert sensor input line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130</text:p>
          </table:table-cell>
          <table:table-cell table:style-name="ce4" office:value-type="string">
            <text:p>0x138</text:p>
          </table:table-cell>
          <table:table-cell table:style-name="ce4" table:number-columns-repeated="3"/>
          <table:table-cell table:style-name="ce4" office:value-type="string">
            <text:p>&lt;currently not used&gt;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138</text:p>
          </table:table-cell>
          <table:table-cell table:style-name="ce4" office:value-type="string">
            <text:p>0x140</text:p>
          </table:table-cell>
          <table:table-cell table:style-name="ce4" table:number-columns-repeated="3"/>
          <table:table-cell table:style-name="ce4" office:value-type="string">
            <text:p>&lt;currently not used&gt;</text:p>
          </table:table-cell>
          <table:table-cell table:style-name="ce4" table:number-columns-repeated="1018"/>
        </table:table-row>
        <table:table-row table:style-name="ro4">
          <table:table-cell table:style-name="ce5" office:value-type="string">
            <text:p>0x140</text:p>
          </table:table-cell>
          <table:table-cell table:style-name="ce5" office:value-type="string">
            <text:p>0x180</text:p>
          </table:table-cell>
          <table:table-cell table:style-name="ce5" table:number-columns-repeated="3"/>
          <table:table-cell table:style-name="ce5" office:value-type="string">
            <text:p>Reserved for MILES</text:p>
          </table:table-cell>
          <table:table-cell table:style-name="ce5" table:number-columns-repeated="1018"/>
        </table:table-row>
        <table:table-row table:style-name="ro4">
          <table:table-cell table:style-name="ce4" office:value-type="string">
            <text:p>0x180</text:p>
          </table:table-cell>
          <table:table-cell table:style-name="ce4" table:number-columns-repeated="3"/>
          <table:table-cell table:style-name="ce4" office:value-type="string">
            <text:p>I N &lt;follow the list except for exists&gt;</text:p>
          </table:table-cell>
          <table:table-cell table:style-name="ce4" office:value-type="string">
            <text:p>Accessory MFS parameters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180</text:p>
          </table:table-cell>
          <table:table-cell table:style-name="ce4" office:value-type="string">
            <text:p>0x184</text:p>
          </table:table-cell>
          <table:table-cell table:style-name="ce4" table:number-columns-repeated="3"/>
          <table:table-cell table:style-name="ce4" office:value-type="string">
            <text:p>exists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184</text:p>
          </table:table-cell>
          <table:table-cell table:style-name="ce4" office:value-type="string">
            <text:p>0x188</text:p>
          </table:table-cell>
          <table:table-cell table:style-name="ce4" table:number-columns-repeated="3"/>
          <table:table-cell table:style-name="ce4" office:value-type="string">
            <text:p>Activate soon or immediate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188</text:p>
          </table:table-cell>
          <table:table-cell table:style-name="ce4" office:value-type="string">
            <text:p>0x18C</text:p>
          </table:table-cell>
          <table:table-cell table:style-name="ce4" table:number-columns-repeated="3"/>
          <table:table-cell table:style-name="ce4" office:value-type="string">
            <text:p>Active on full expose, partial expose, or during partial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18C</text:p>
          </table:table-cell>
          <table:table-cell table:style-name="ce4" office:value-type="string">
            <text:p>0x190</text:p>
          </table:table-cell>
          <table:table-cell table:style-name="ce4" table:number-columns-repeated="3"/>
          <table:table-cell table:style-name="ce4" office:value-type="string">
            <text:p>Activate or deactivate on hit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190</text:p>
          </table:table-cell>
          <table:table-cell table:style-name="ce4" office:value-type="string">
            <text:p>0x194</text:p>
          </table:table-cell>
          <table:table-cell table:style-name="ce4" table:number-columns-repeated="3"/>
          <table:table-cell table:style-name="ce4" office:value-type="string">
            <text:p>Activate or deactivate on kill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194</text:p>
          </table:table-cell>
          <table:table-cell table:style-name="ce4" office:value-type="string">
            <text:p>0x198</text:p>
          </table:table-cell>
          <table:table-cell table:style-name="ce4" table:number-columns-repeated="3"/>
          <table:table-cell table:style-name="ce4" office:value-type="string">
            <text:p>Milliseconds on time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198</text:p>
          </table:table-cell>
          <table:table-cell table:style-name="ce4" office:value-type="string">
            <text:p>0x19C</text:p>
          </table:table-cell>
          <table:table-cell table:style-name="ce4" table:number-columns-repeated="3"/>
          <table:table-cell table:style-name="ce4" office:value-type="string">
            <text:p>Milliseconds off time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19C</text:p>
          </table:table-cell>
          <table:table-cell table:style-name="ce4" office:value-type="string">
            <text:p>0x1A0</text:p>
          </table:table-cell>
          <table:table-cell table:style-name="ce4" table:number-columns-repeated="3"/>
          <table:table-cell table:style-name="ce4" office:value-type="string">
            <text:p>Half-seconds start delay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1A0</text:p>
          </table:table-cell>
          <table:table-cell table:style-name="ce4" office:value-type="string">
            <text:p>0x1A4</text:p>
          </table:table-cell>
          <table:table-cell table:style-name="ce4" table:number-columns-repeated="3"/>
          <table:table-cell table:style-name="ce4" office:value-type="string">
            <text:p>Half-seconds repeat delay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1A4</text:p>
          </table:table-cell>
          <table:table-cell table:style-name="ce4" office:value-type="string">
            <text:p>0x1A8</text:p>
          </table:table-cell>
          <table:table-cell table:style-name="ce4" table:number-columns-repeated="3"/>
          <table:table-cell table:style-name="ce4" office:value-type="string">
            <text:p>Repeat count or infinite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1A8</text:p>
          </table:table-cell>
          <table:table-cell table:style-name="ce4" office:value-type="string">
            <text:p>0x1AC</text:p>
          </table:table-cell>
          <table:table-cell table:style-name="ce4" table:number-columns-repeated="3"/>
          <table:table-cell table:style-name="ce4" office:value-type="string">
            <text:p>ex1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1AC</text:p>
          </table:table-cell>
          <table:table-cell table:style-name="ce4" office:value-type="string">
            <text:p>0x1B0</text:p>
          </table:table-cell>
          <table:table-cell table:style-name="ce4" table:number-columns-repeated="3"/>
          <table:table-cell table:style-name="ce4" office:value-type="string">
            <text:p>ex2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1B0</text:p>
          </table:table-cell>
          <table:table-cell table:style-name="ce4" office:value-type="string">
            <text:p>0x1B4</text:p>
          </table:table-cell>
          <table:table-cell table:style-name="ce4" table:number-columns-repeated="3"/>
          <table:table-cell table:style-name="ce4" office:value-type="string">
            <text:p>ex3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1B4</text:p>
          </table:table-cell>
          <table:table-cell table:style-name="ce4" office:value-type="string">
            <text:p>0x1B8</text:p>
          </table:table-cell>
          <table:table-cell table:style-name="ce4" table:number-columns-repeated="3"/>
          <table:table-cell table:style-name="ce4" office:value-type="string">
            <text:p>&lt;currently not used&gt;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1B8</text:p>
          </table:table-cell>
          <table:table-cell table:style-name="ce4" office:value-type="string">
            <text:p>0x1BC</text:p>
          </table:table-cell>
          <table:table-cell table:style-name="ce4" table:number-columns-repeated="3"/>
          <table:table-cell table:style-name="ce4" office:value-type="string">
            <text:p>&lt;currently not used&gt;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1BC</text:p>
          </table:table-cell>
          <table:table-cell table:style-name="ce4" office:value-type="string">
            <text:p>0x1C0</text:p>
          </table:table-cell>
          <table:table-cell table:style-name="ce4" table:number-columns-repeated="3"/>
          <table:table-cell table:style-name="ce4" office:value-type="string">
            <text:p>&lt;currently not used&gt;</text:p>
          </table:table-cell>
          <table:table-cell table:style-name="ce4" table:number-columns-repeated="1018"/>
        </table:table-row>
        <table:table-row table:style-name="ro4">
          <table:table-cell table:style-name="ce5" office:value-type="string">
            <text:p>0x1C0</text:p>
          </table:table-cell>
          <table:table-cell table:style-name="ce5" office:value-type="string">
            <text:p>0x200</text:p>
          </table:table-cell>
          <table:table-cell table:style-name="ce5" table:number-columns-repeated="3"/>
          <table:table-cell table:style-name="ce5" office:value-type="string">
            <text:p>Reserved for LOMAH</text:p>
          </table:table-cell>
          <table:table-cell table:style-name="ce5" table:number-columns-repeated="1018"/>
        </table:table-row>
        <table:table-row table:style-name="ro4">
          <table:table-cell table:style-name="ce4" office:value-type="string">
            <text:p>0x200</text:p>
          </table:table-cell>
          <table:table-cell table:style-name="ce4" office:value-type="string">
            <text:p>0x240</text:p>
          </table:table-cell>
          <table:table-cell table:style-name="ce4" office:value-type="string">
            <text:p>is_lport</text:p>
          </table:table-cell>
          <table:table-cell table:style-name="ce4" office:value-type="string">
            <text:p>be_lport</text:p>
          </table:table-cell>
          <table:table-cell table:style-name="ce4" office:value-type="string">
            <text:p>I L &lt;lport&gt;</text:p>
          </table:table-cell>
          <table:table-cell table:style-name="ce4" office:value-type="string">
            <text:p>fasit_conn listen port</text:p>
          </table:table-cell>
          <table:table-cell table:style-name="ce4" table:number-columns-repeated="1018"/>
        </table:table-row>
        <table:table-row table:style-name="ro4">
          <table:table-cell table:style-name="ce5" office:value-type="string">
            <text:p>0x240</text:p>
          </table:table-cell>
          <table:table-cell table:style-name="ce5" office:value-type="string">
            <text:p>0x280</text:p>
          </table:table-cell>
          <table:table-cell table:style-name="ce5" office:value-type="string">
            <text:p>is_cport</text:p>
          </table:table-cell>
          <table:table-cell table:style-name="ce5" office:value-type="string">
            <text:p>be_cport</text:p>
          </table:table-cell>
          <table:table-cell table:style-name="ce5" office:value-type="string">
            <text:p>I C &lt;cport&gt;</text:p>
          </table:table-cell>
          <table:table-cell table:style-name="ce5" office:value-type="string">
            <text:p>Server's Port Number</text:p>
          </table:table-cell>
          <table:table-cell table:style-name="ce5" table:number-columns-repeated="1018"/>
        </table:table-row>
        <table:table-row table:style-name="ro4">
          <table:table-cell table:style-name="ce4" office:value-type="string">
            <text:p>0x280</text:p>
          </table:table-cell>
          <table:table-cell table:style-name="ce4" office:value-type="string">
            <text:p>0x2A0</text:p>
          </table:table-cell>
          <table:table-cell table:style-name="ce4" table:number-columns-repeated="2"/>
          <table:table-cell table:style-name="ce4" office:value-type="string">
            <text:p>I A &lt;address&gt;</text:p>
          </table:table-cell>
          <table:table-cell table:style-name="ce4" office:value-type="string">
            <text:p>Address</text:p>
          </table:table-cell>
          <table:table-cell table:style-name="ce4" table:number-columns-repeated="1018"/>
        </table:table-row>
        <table:table-row table:style-name="ro4">
          <table:table-cell table:style-name="ce5" office:value-type="string">
            <text:p>0x2A0</text:p>
          </table:table-cell>
          <table:table-cell table:style-name="ce5" office:value-type="string">
            <text:p>0x2C0</text:p>
          </table:table-cell>
          <table:table-cell table:style-name="ce5" table:number-columns-repeated="2"/>
          <table:table-cell table:style-name="ce5" office:value-type="string">
            <text:p>I X &lt;serial number&gt; </text:p>
          </table:table-cell>
          <table:table-cell table:style-name="ce9" office:value-type="string">
            <text:p>Serial Number</text:p>
          </table:table-cell>
          <table:table-cell table:style-name="ce5" table:number-columns-repeated="1018"/>
        </table:table-row>
        <table:table-row table:style-name="ro4">
          <table:table-cell table:style-name="ce4" office:value-type="string">
            <text:p>0x2C0</text:p>
          </table:table-cell>
          <table:table-cell table:style-name="ce4" office:value-type="string">
            <text:p>0x2E0</text:p>
          </table:table-cell>
          <table:table-cell table:style-name="ce4" table:number-columns-repeated="2"/>
          <table:table-cell table:style-name="ce4" office:value-type="string">
            <text:p>I F &lt;kill at x hits&gt;&lt;at kill do what?&gt;</text:p>
          </table:table-cell>
          <table:table-cell table:style-name="ce4" office:value-type="string">
            <text:p>Fall Reaction – Hits to Kill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2E0</text:p>
          </table:table-cell>
          <table:table-cell table:style-name="ce4" office:value-type="string">
            <text:p>0x300</text:p>
          </table:table-cell>
          <table:table-cell table:style-name="ce4" table:number-columns-repeated="3"/>
          <table:table-cell table:style-name="ce4" office:value-type="string">
            <text:p>At Kill do what?</text:p>
          </table:table-cell>
          <table:table-cell table:style-name="ce4" table:number-columns-repeated="1018"/>
        </table:table-row>
        <table:table-row table:style-name="ro4">
          <table:table-cell table:style-name="ce5" office:value-type="string">
            <text:p>0x300</text:p>
          </table:table-cell>
          <table:table-cell table:style-name="ce5" table:number-columns-repeated="3"/>
          <table:table-cell table:style-name="ce5" office:value-type="string">
            <text:p>I K &lt;follow the list except for exists&gt;</text:p>
          </table:table-cell>
          <table:table-cell table:style-name="ce5" office:value-type="string">
            <text:p>Accessory SMK parameter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0</text:p>
          </table:table-cell>
          <table:table-cell table:style-name="ce5" office:value-type="string">
            <text:p>0x304</text:p>
          </table:table-cell>
          <table:table-cell table:style-name="ce5" table:number-columns-repeated="3"/>
          <table:table-cell table:style-name="ce5" office:value-type="string">
            <text:p>exist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4</text:p>
          </table:table-cell>
          <table:table-cell table:style-name="ce5" office:value-type="string">
            <text:p>0x308</text:p>
          </table:table-cell>
          <table:table-cell table:style-name="ce5" table:number-columns-repeated="3"/>
          <table:table-cell table:style-name="ce5" office:value-type="string">
            <text:p>Activate soon or immedia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8</text:p>
          </table:table-cell>
          <table:table-cell table:style-name="ce5" office:value-type="string">
            <text:p>0x30C</text:p>
          </table:table-cell>
          <table:table-cell table:style-name="ce5" table:number-columns-repeated="3"/>
          <table:table-cell table:style-name="ce5" office:value-type="string">
            <text:p>Active on full expose, partial expose, or during partia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C</text:p>
          </table:table-cell>
          <table:table-cell table:style-name="ce5" office:value-type="string">
            <text:p>0x310</text:p>
          </table:table-cell>
          <table:table-cell table:style-name="ce5" table:number-columns-repeated="3"/>
          <table:table-cell table:style-name="ce5" office:value-type="string">
            <text:p>Activate or deactivate on hit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0</text:p>
          </table:table-cell>
          <table:table-cell table:style-name="ce5" office:value-type="string">
            <text:p>0x314</text:p>
          </table:table-cell>
          <table:table-cell table:style-name="ce5" table:number-columns-repeated="3"/>
          <table:table-cell table:style-name="ce5" office:value-type="string">
            <text:p>Activate or deactivate on kil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4</text:p>
          </table:table-cell>
          <table:table-cell table:style-name="ce5" office:value-type="string">
            <text:p>0x318</text:p>
          </table:table-cell>
          <table:table-cell table:style-name="ce5" table:number-columns-repeated="3"/>
          <table:table-cell table:style-name="ce5" office:value-type="string">
            <text:p>Milliseconds on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8</text:p>
          </table:table-cell>
          <table:table-cell table:style-name="ce5" office:value-type="string">
            <text:p>0x31C</text:p>
          </table:table-cell>
          <table:table-cell table:style-name="ce5" table:number-columns-repeated="3"/>
          <table:table-cell table:style-name="ce5" office:value-type="string">
            <text:p>Milliseconds off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C</text:p>
          </table:table-cell>
          <table:table-cell table:style-name="ce5" office:value-type="string">
            <text:p>0x320</text:p>
          </table:table-cell>
          <table:table-cell table:style-name="ce5" table:number-columns-repeated="3"/>
          <table:table-cell table:style-name="ce5" office:value-type="string">
            <text:p>Half-seconds star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0</text:p>
          </table:table-cell>
          <table:table-cell table:style-name="ce5" office:value-type="string">
            <text:p>0x324</text:p>
          </table:table-cell>
          <table:table-cell table:style-name="ce5" table:number-columns-repeated="3"/>
          <table:table-cell table:style-name="ce5" office:value-type="string">
            <text:p>Half-seconds repea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4</text:p>
          </table:table-cell>
          <table:table-cell table:style-name="ce5" office:value-type="string">
            <text:p>0x328</text:p>
          </table:table-cell>
          <table:table-cell table:style-name="ce5" table:number-columns-repeated="3"/>
          <table:table-cell table:style-name="ce5" office:value-type="string">
            <text:p>Repeat count or infini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8</text:p>
          </table:table-cell>
          <table:table-cell table:style-name="ce5" office:value-type="string">
            <text:p>0x32C</text:p>
          </table:table-cell>
          <table:table-cell table:style-name="ce5" table:number-columns-repeated="3"/>
          <table:table-cell table:style-name="ce5" office:value-type="string">
            <text:p>ex1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C</text:p>
          </table:table-cell>
          <table:table-cell table:style-name="ce5" office:value-type="string">
            <text:p>0x330</text:p>
          </table:table-cell>
          <table:table-cell table:style-name="ce5" table:number-columns-repeated="3"/>
          <table:table-cell table:style-name="ce5" office:value-type="string">
            <text:p>ex2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0</text:p>
          </table:table-cell>
          <table:table-cell table:style-name="ce5" office:value-type="string">
            <text:p>0x334</text:p>
          </table:table-cell>
          <table:table-cell table:style-name="ce5" table:number-columns-repeated="3"/>
          <table:table-cell table:style-name="ce5" office:value-type="string">
            <text:p>ex3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4</text:p>
          </table:table-cell>
          <table:table-cell table:style-name="ce5" office:value-type="string">
            <text:p>0x338</text:p>
          </table:table-cell>
          <table:table-cell table:style-name="ce5" table:number-columns-repeated="3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8</text:p>
          </table:table-cell>
          <table:table-cell table:style-name="ce5" office:value-type="string">
            <text:p>0x33C</text:p>
          </table:table-cell>
          <table:table-cell table:style-name="ce5" table:number-columns-repeated="3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C</text:p>
          </table:table-cell>
          <table:table-cell table:style-name="ce5" office:value-type="string">
            <text:p>0x340</text:p>
          </table:table-cell>
          <table:table-cell table:style-name="ce5" table:number-columns-repeated="3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4" office:value-type="string">
            <text:p>0x340</text:p>
          </table:table-cell>
          <table:table-cell table:style-name="ce4" table:number-columns-repeated="3"/>
          <table:table-cell table:style-name="ce4" office:value-type="string">
            <text:p>I G &lt;follow the list except for exists&gt;</text:p>
          </table:table-cell>
          <table:table-cell table:style-name="ce4" office:value-type="string">
            <text:p>Accessory MGL parameters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340</text:p>
          </table:table-cell>
          <table:table-cell table:style-name="ce4" office:value-type="string">
            <text:p>0x344</text:p>
          </table:table-cell>
          <table:table-cell table:style-name="ce4" table:number-columns-repeated="3"/>
          <table:table-cell table:style-name="ce4" office:value-type="string">
            <text:p>exists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344</text:p>
          </table:table-cell>
          <table:table-cell table:style-name="ce4" office:value-type="string">
            <text:p>0x348</text:p>
          </table:table-cell>
          <table:table-cell table:style-name="ce4" table:number-columns-repeated="3"/>
          <table:table-cell table:style-name="ce4" office:value-type="string">
            <text:p>Activate soon or immediate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348</text:p>
          </table:table-cell>
          <table:table-cell table:style-name="ce4" office:value-type="string">
            <text:p>0x34C</text:p>
          </table:table-cell>
          <table:table-cell table:style-name="ce4" table:number-columns-repeated="3"/>
          <table:table-cell table:style-name="ce4" office:value-type="string">
            <text:p>Active on full expose, partial expose, or during partial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34C</text:p>
          </table:table-cell>
          <table:table-cell table:style-name="ce4" office:value-type="string">
            <text:p>0x350</text:p>
          </table:table-cell>
          <table:table-cell table:style-name="ce4" table:number-columns-repeated="3"/>
          <table:table-cell table:style-name="ce4" office:value-type="string">
            <text:p>Activate or deactivate on hit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350</text:p>
          </table:table-cell>
          <table:table-cell table:style-name="ce4" office:value-type="string">
            <text:p>0x354</text:p>
          </table:table-cell>
          <table:table-cell table:style-name="ce4" table:number-columns-repeated="3"/>
          <table:table-cell table:style-name="ce4" office:value-type="string">
            <text:p>Activate or deactivate on kill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354</text:p>
          </table:table-cell>
          <table:table-cell table:style-name="ce4" office:value-type="string">
            <text:p>0x358</text:p>
          </table:table-cell>
          <table:table-cell table:style-name="ce4" table:number-columns-repeated="3"/>
          <table:table-cell table:style-name="ce4" office:value-type="string">
            <text:p>Milliseconds on time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358</text:p>
          </table:table-cell>
          <table:table-cell table:style-name="ce4" office:value-type="string">
            <text:p>0x35C</text:p>
          </table:table-cell>
          <table:table-cell table:style-name="ce4" table:number-columns-repeated="3"/>
          <table:table-cell table:style-name="ce4" office:value-type="string">
            <text:p>Milliseconds off time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35C</text:p>
          </table:table-cell>
          <table:table-cell table:style-name="ce4" office:value-type="string">
            <text:p>0x360</text:p>
          </table:table-cell>
          <table:table-cell table:style-name="ce4" table:number-columns-repeated="3"/>
          <table:table-cell table:style-name="ce4" office:value-type="string">
            <text:p>Half-seconds start delay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360</text:p>
          </table:table-cell>
          <table:table-cell table:style-name="ce4" office:value-type="string">
            <text:p>0x364</text:p>
          </table:table-cell>
          <table:table-cell table:style-name="ce4" table:number-columns-repeated="3"/>
          <table:table-cell table:style-name="ce4" office:value-type="string">
            <text:p>Half-seconds repeat delay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364</text:p>
          </table:table-cell>
          <table:table-cell table:style-name="ce4" office:value-type="string">
            <text:p>0x368</text:p>
          </table:table-cell>
          <table:table-cell table:style-name="ce4" table:number-columns-repeated="3"/>
          <table:table-cell table:style-name="ce4" office:value-type="string">
            <text:p>Repeat count or infinite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368</text:p>
          </table:table-cell>
          <table:table-cell table:style-name="ce4" office:value-type="string">
            <text:p>0x36C</text:p>
          </table:table-cell>
          <table:table-cell table:style-name="ce4" table:number-columns-repeated="3"/>
          <table:table-cell table:style-name="ce4" office:value-type="string">
            <text:p>ex1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36C</text:p>
          </table:table-cell>
          <table:table-cell table:style-name="ce4" office:value-type="string">
            <text:p>0x370</text:p>
          </table:table-cell>
          <table:table-cell table:style-name="ce4" table:number-columns-repeated="3"/>
          <table:table-cell table:style-name="ce4" office:value-type="string">
            <text:p>ex2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370</text:p>
          </table:table-cell>
          <table:table-cell table:style-name="ce4" office:value-type="string">
            <text:p>0x374</text:p>
          </table:table-cell>
          <table:table-cell table:style-name="ce4" table:number-columns-repeated="3"/>
          <table:table-cell table:style-name="ce4" office:value-type="string">
            <text:p>ex3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374</text:p>
          </table:table-cell>
          <table:table-cell table:style-name="ce4" office:value-type="string">
            <text:p>0x378</text:p>
          </table:table-cell>
          <table:table-cell table:style-name="ce4" table:number-columns-repeated="3"/>
          <table:table-cell table:style-name="ce4" office:value-type="string">
            <text:p>&lt;currently not used&gt;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378</text:p>
          </table:table-cell>
          <table:table-cell table:style-name="ce4" office:value-type="string">
            <text:p>0x37C</text:p>
          </table:table-cell>
          <table:table-cell table:style-name="ce4" table:number-columns-repeated="3"/>
          <table:table-cell table:style-name="ce4" office:value-type="string">
            <text:p>&lt;currently not used&gt;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37C</text:p>
          </table:table-cell>
          <table:table-cell table:style-name="ce4" office:value-type="string">
            <text:p>0x380</text:p>
          </table:table-cell>
          <table:table-cell table:style-name="ce4" table:number-columns-repeated="3"/>
          <table:table-cell table:style-name="ce4" office:value-type="string">
            <text:p>&lt;currently not used&gt;</text:p>
          </table:table-cell>
          <table:table-cell table:style-name="ce4" table:number-columns-repeated="1018"/>
        </table:table-row>
        <table:table-row table:style-name="ro4">
          <table:table-cell table:style-name="ce5" office:value-type="string">
            <text:p>0x380</text:p>
          </table:table-cell>
          <table:table-cell table:style-name="ce5" table:number-columns-repeated="3"/>
          <table:table-cell table:style-name="ce5" office:value-type="string">
            <text:p>I P &lt;follow the list except for exists&gt;</text:p>
          </table:table-cell>
          <table:table-cell table:style-name="ce5" office:value-type="string">
            <text:p>Accessory PHI parameter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0</text:p>
          </table:table-cell>
          <table:table-cell table:style-name="ce5" office:value-type="string">
            <text:p>0x384</text:p>
          </table:table-cell>
          <table:table-cell table:style-name="ce5" table:number-columns-repeated="3"/>
          <table:table-cell table:style-name="ce5" office:value-type="string">
            <text:p>exist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4</text:p>
          </table:table-cell>
          <table:table-cell table:style-name="ce5" office:value-type="string">
            <text:p>0x388</text:p>
          </table:table-cell>
          <table:table-cell table:style-name="ce5" table:number-columns-repeated="3"/>
          <table:table-cell table:style-name="ce5" office:value-type="string">
            <text:p>Activate soon or immedia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8</text:p>
          </table:table-cell>
          <table:table-cell table:style-name="ce5" office:value-type="string">
            <text:p>0x38C</text:p>
          </table:table-cell>
          <table:table-cell table:style-name="ce5" table:number-columns-repeated="3"/>
          <table:table-cell table:style-name="ce5" office:value-type="string">
            <text:p>Active on full expose, partial expose, or during partia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C</text:p>
          </table:table-cell>
          <table:table-cell table:style-name="ce5" office:value-type="string">
            <text:p>0x390</text:p>
          </table:table-cell>
          <table:table-cell table:style-name="ce5" table:number-columns-repeated="3"/>
          <table:table-cell table:style-name="ce5" office:value-type="string">
            <text:p>Activate or deactivate on hit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0</text:p>
          </table:table-cell>
          <table:table-cell table:style-name="ce5" office:value-type="string">
            <text:p>0x394</text:p>
          </table:table-cell>
          <table:table-cell table:style-name="ce5" table:number-columns-repeated="3"/>
          <table:table-cell table:style-name="ce5" office:value-type="string">
            <text:p>Activate or deactivate on kil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4</text:p>
          </table:table-cell>
          <table:table-cell table:style-name="ce5" office:value-type="string">
            <text:p>0x398</text:p>
          </table:table-cell>
          <table:table-cell table:style-name="ce5" table:number-columns-repeated="3"/>
          <table:table-cell table:style-name="ce5" office:value-type="string">
            <text:p>Milliseconds on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8</text:p>
          </table:table-cell>
          <table:table-cell table:style-name="ce5" office:value-type="string">
            <text:p>0x39C</text:p>
          </table:table-cell>
          <table:table-cell table:style-name="ce5" table:number-columns-repeated="3"/>
          <table:table-cell table:style-name="ce5" office:value-type="string">
            <text:p>Milliseconds off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C</text:p>
          </table:table-cell>
          <table:table-cell table:style-name="ce5" office:value-type="string">
            <text:p>0x3A0</text:p>
          </table:table-cell>
          <table:table-cell table:style-name="ce5" table:number-columns-repeated="3"/>
          <table:table-cell table:style-name="ce5" office:value-type="string">
            <text:p>Half-seconds star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0</text:p>
          </table:table-cell>
          <table:table-cell table:style-name="ce5" office:value-type="string">
            <text:p>0x3A4</text:p>
          </table:table-cell>
          <table:table-cell table:style-name="ce5" table:number-columns-repeated="3"/>
          <table:table-cell table:style-name="ce5" office:value-type="string">
            <text:p>Half-seconds repea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4</text:p>
          </table:table-cell>
          <table:table-cell table:style-name="ce5" office:value-type="string">
            <text:p>0x3A8</text:p>
          </table:table-cell>
          <table:table-cell table:style-name="ce5" table:number-columns-repeated="3"/>
          <table:table-cell table:style-name="ce5" office:value-type="string">
            <text:p>Repeat count or infini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8</text:p>
          </table:table-cell>
          <table:table-cell table:style-name="ce5" office:value-type="string">
            <text:p>0x3AC</text:p>
          </table:table-cell>
          <table:table-cell table:style-name="ce5" table:number-columns-repeated="3"/>
          <table:table-cell table:style-name="ce5" office:value-type="string">
            <text:p>ex1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C</text:p>
          </table:table-cell>
          <table:table-cell table:style-name="ce5" office:value-type="string">
            <text:p>0x3B0</text:p>
          </table:table-cell>
          <table:table-cell table:style-name="ce5" table:number-columns-repeated="3"/>
          <table:table-cell table:style-name="ce5" office:value-type="string">
            <text:p>ex2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0</text:p>
          </table:table-cell>
          <table:table-cell table:style-name="ce5" office:value-type="string">
            <text:p>0x3B4</text:p>
          </table:table-cell>
          <table:table-cell table:style-name="ce5" table:number-columns-repeated="3"/>
          <table:table-cell table:style-name="ce5" office:value-type="string">
            <text:p>ex3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4</text:p>
          </table:table-cell>
          <table:table-cell table:style-name="ce5" office:value-type="string">
            <text:p>0x3B8</text:p>
          </table:table-cell>
          <table:table-cell table:style-name="ce5" table:number-columns-repeated="3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8</text:p>
          </table:table-cell>
          <table:table-cell table:style-name="ce5" office:value-type="string">
            <text:p>0x3BC</text:p>
          </table:table-cell>
          <table:table-cell table:style-name="ce5" table:number-columns-repeated="3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C</text:p>
          </table:table-cell>
          <table:table-cell table:style-name="ce5" office:value-type="string">
            <text:p>0x3C0</text:p>
          </table:table-cell>
          <table:table-cell table:style-name="ce5" table:number-columns-repeated="3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4" office:value-type="string">
            <text:p>0x3C0</text:p>
          </table:table-cell>
          <table:table-cell table:style-name="ce4" table:number-columns-repeated="3"/>
          <table:table-cell table:style-name="ce4" office:value-type="string">
            <text:p>I T &lt;follow the list except for exists&gt;</text:p>
          </table:table-cell>
          <table:table-cell table:style-name="ce4" office:value-type="string">
            <text:p>Accessory THM parameters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3C0</text:p>
          </table:table-cell>
          <table:table-cell table:style-name="ce4" office:value-type="string">
            <text:p>0x3C4</text:p>
          </table:table-cell>
          <table:table-cell table:style-name="ce4" table:number-columns-repeated="3"/>
          <table:table-cell table:style-name="ce4" office:value-type="string">
            <text:p>exists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3C4</text:p>
          </table:table-cell>
          <table:table-cell table:style-name="ce4" office:value-type="string">
            <text:p>0x3C8</text:p>
          </table:table-cell>
          <table:table-cell table:style-name="ce4" table:number-columns-repeated="3"/>
          <table:table-cell table:style-name="ce4" office:value-type="string">
            <text:p>Activate soon or immediate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3C8</text:p>
          </table:table-cell>
          <table:table-cell table:style-name="ce4" office:value-type="string">
            <text:p>0x3CC</text:p>
          </table:table-cell>
          <table:table-cell table:style-name="ce4" table:number-columns-repeated="3"/>
          <table:table-cell table:style-name="ce4" office:value-type="string">
            <text:p>Active on full expose, partial expose, or during partial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3CC</text:p>
          </table:table-cell>
          <table:table-cell table:style-name="ce4" office:value-type="string">
            <text:p>0x3D0</text:p>
          </table:table-cell>
          <table:table-cell table:style-name="ce4" table:number-columns-repeated="3"/>
          <table:table-cell table:style-name="ce4" office:value-type="string">
            <text:p>Activate or deactivate on hit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3D0</text:p>
          </table:table-cell>
          <table:table-cell table:style-name="ce4" office:value-type="string">
            <text:p>0x3D4</text:p>
          </table:table-cell>
          <table:table-cell table:style-name="ce4" table:number-columns-repeated="3"/>
          <table:table-cell table:style-name="ce4" office:value-type="string">
            <text:p>Activate or deactivate on kill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3D4</text:p>
          </table:table-cell>
          <table:table-cell table:style-name="ce4" office:value-type="string">
            <text:p>0x3D8</text:p>
          </table:table-cell>
          <table:table-cell table:style-name="ce4" table:number-columns-repeated="3"/>
          <table:table-cell table:style-name="ce4" office:value-type="string">
            <text:p>Milliseconds on time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3D8</text:p>
          </table:table-cell>
          <table:table-cell table:style-name="ce4" office:value-type="string">
            <text:p>0x3DC</text:p>
          </table:table-cell>
          <table:table-cell table:style-name="ce4" table:number-columns-repeated="3"/>
          <table:table-cell table:style-name="ce4" office:value-type="string">
            <text:p>Milliseconds off time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3DC</text:p>
          </table:table-cell>
          <table:table-cell table:style-name="ce4" office:value-type="string">
            <text:p>0x3E0</text:p>
          </table:table-cell>
          <table:table-cell table:style-name="ce4" table:number-columns-repeated="3"/>
          <table:table-cell table:style-name="ce4" office:value-type="string">
            <text:p>Half-seconds start delay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3E0</text:p>
          </table:table-cell>
          <table:table-cell table:style-name="ce4" office:value-type="string">
            <text:p>0x3E4</text:p>
          </table:table-cell>
          <table:table-cell table:style-name="ce4" table:number-columns-repeated="3"/>
          <table:table-cell table:style-name="ce4" office:value-type="string">
            <text:p>Half-seconds repeat delay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3E4</text:p>
          </table:table-cell>
          <table:table-cell table:style-name="ce4" office:value-type="string">
            <text:p>0x3E8</text:p>
          </table:table-cell>
          <table:table-cell table:style-name="ce4" table:number-columns-repeated="3"/>
          <table:table-cell table:style-name="ce4" office:value-type="string">
            <text:p>Repeat count or infinite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3E8</text:p>
          </table:table-cell>
          <table:table-cell table:style-name="ce4" office:value-type="string">
            <text:p>0x3EC</text:p>
          </table:table-cell>
          <table:table-cell table:style-name="ce4" table:number-columns-repeated="3"/>
          <table:table-cell table:style-name="ce4" office:value-type="string">
            <text:p>ex1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3EC</text:p>
          </table:table-cell>
          <table:table-cell table:style-name="ce4" office:value-type="string">
            <text:p>0x3F0</text:p>
          </table:table-cell>
          <table:table-cell table:style-name="ce4" table:number-columns-repeated="3"/>
          <table:table-cell table:style-name="ce4" office:value-type="string">
            <text:p>ex2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3F0</text:p>
          </table:table-cell>
          <table:table-cell table:style-name="ce4" office:value-type="string">
            <text:p>0x3F4</text:p>
          </table:table-cell>
          <table:table-cell table:style-name="ce4" table:number-columns-repeated="3"/>
          <table:table-cell table:style-name="ce4" office:value-type="string">
            <text:p>ex3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3F4</text:p>
          </table:table-cell>
          <table:table-cell table:style-name="ce4" office:value-type="string">
            <text:p>0x3F8</text:p>
          </table:table-cell>
          <table:table-cell table:style-name="ce4" table:number-columns-repeated="3"/>
          <table:table-cell table:style-name="ce4" office:value-type="string">
            <text:p>&lt;currently not used&gt;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3F8</text:p>
          </table:table-cell>
          <table:table-cell table:style-name="ce4" office:value-type="string">
            <text:p>0x3FC</text:p>
          </table:table-cell>
          <table:table-cell table:style-name="ce4" table:number-columns-repeated="3"/>
          <table:table-cell table:style-name="ce4" office:value-type="string">
            <text:p>&lt;currently not used&gt;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3FC</text:p>
          </table:table-cell>
          <table:table-cell table:style-name="ce4" office:value-type="string">
            <text:p>0x400</text:p>
          </table:table-cell>
          <table:table-cell table:style-name="ce4" table:number-columns-repeated="3"/>
          <table:table-cell table:style-name="ce4" office:value-type="string">
            <text:p>&lt;currently not used&gt;</text:p>
          </table:table-cell>
          <table:table-cell table:style-name="ce4" table:number-columns-repeated="1018"/>
        </table:table-row>
        <table:table-row table:style-name="ro4">
          <table:table-cell table:style-name="ce5" office:value-type="string">
            <text:p>0x400</text:p>
          </table:table-cell>
          <table:table-cell table:style-name="ce5" table:number-columns-repeated="4"/>
          <table:table-cell table:style-name="ce5" office:value-type="string">
            <text:p>Default Batter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400</text:p>
          </table:table-cell>
          <table:table-cell table:style-name="ce5" office:value-type="string">
            <text:p>0x408</text:p>
          </table:table-cell>
          <table:table-cell table:style-name="ce5" table:number-columns-repeated="3"/>
          <table:table-cell table:style-name="ce5" office:value-type="string">
            <text:p>SIT default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408</text:p>
          </table:table-cell>
          <table:table-cell table:style-name="ce5" office:value-type="string">
            <text:p>0x410</text:p>
          </table:table-cell>
          <table:table-cell table:style-name="ce5" table:number-columns-repeated="3"/>
          <table:table-cell table:style-name="ce5" office:value-type="string">
            <text:p>SAT default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410</text:p>
          </table:table-cell>
          <table:table-cell table:style-name="ce5" office:value-type="string">
            <text:p>0x418</text:p>
          </table:table-cell>
          <table:table-cell table:style-name="ce5" table:number-columns-repeated="3"/>
          <table:table-cell table:style-name="ce5" office:value-type="string">
            <text:p>SES default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418</text:p>
          </table:table-cell>
          <table:table-cell table:style-name="ce5" office:value-type="string">
            <text:p>0x420</text:p>
          </table:table-cell>
          <table:table-cell table:style-name="ce5" table:number-columns-repeated="3"/>
          <table:table-cell table:style-name="ce5" office:value-type="string">
            <text:p>MIT default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420</text:p>
          </table:table-cell>
          <table:table-cell table:style-name="ce5" office:value-type="string">
            <text:p>0x428</text:p>
          </table:table-cell>
          <table:table-cell table:style-name="ce5" table:number-columns-repeated="3"/>
          <table:table-cell table:style-name="ce5" office:value-type="string">
            <text:p>MAT default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428</text:p>
          </table:table-cell>
          <table:table-cell table:style-name="ce5" office:value-type="string">
            <text:p>0x430</text:p>
          </table:table-cell>
          <table:table-cell table:style-name="ce5" table:number-columns-repeated="3"/>
          <table:table-cell table:style-name="ce5" office:value-type="string">
            <text:p>&lt;was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42C</text:p>
          </table:table-cell>
          <table:table-cell table:style-name="ce5" office:value-type="string">
            <text:p>0x430</text:p>
          </table:table-cell>
          <table:table-cell table:style-name="ce5" table:number-columns-repeated="3"/>
          <table:table-cell table:style-name="ce5" office:value-type="string">
            <text:p>&lt;was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430</text:p>
          </table:table-cell>
          <table:table-cell table:style-name="ce5" office:value-type="string">
            <text:p>0x434</text:p>
          </table:table-cell>
          <table:table-cell table:style-name="ce5" table:number-columns-repeated="3"/>
          <table:table-cell table:style-name="ce5" office:value-type="string">
            <text:p>&lt;was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434</text:p>
          </table:table-cell>
          <table:table-cell table:style-name="ce5" office:value-type="string">
            <text:p>0x438</text:p>
          </table:table-cell>
          <table:table-cell table:style-name="ce5" table:number-columns-repeated="3"/>
          <table:table-cell table:style-name="ce5" office:value-type="string">
            <text:p>&lt;was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438</text:p>
          </table:table-cell>
          <table:table-cell table:style-name="ce5" office:value-type="string">
            <text:p>0x440</text:p>
          </table:table-cell>
          <table:table-cell table:style-name="ce5" table:number-columns-repeated="3"/>
          <table:table-cell table:style-name="ce5" office:value-type="string">
            <text:p>Reverse Default</text:p>
          </table:table-cell>
          <table:table-cell table:style-name="ce5" table:number-columns-repeated="1018"/>
        </table:table-row>
        <table:table-row table:style-name="ro4">
          <table:table-cell table:style-name="ce4" office:value-type="string">
            <text:p>0x500</text:p>
          </table:table-cell>
          <table:table-cell table:style-name="ce4" office:value-type="string">
            <text:p>0x54F</text:p>
          </table:table-cell>
          <table:table-cell table:style-name="ce4" table:number-columns-repeated="3"/>
          <table:table-cell table:style-name="ce4" office:value-type="string">
            <text:p>Radio Frequency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550</text:p>
          </table:table-cell>
          <table:table-cell table:style-name="ce4" office:value-type="string">
            <text:p>0x553</text:p>
          </table:table-cell>
          <table:table-cell table:style-name="ce4" table:number-columns-repeated="3"/>
          <table:table-cell table:style-name="ce4" office:value-type="string">
            <text:p>Radio Power Low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554</text:p>
          </table:table-cell>
          <table:table-cell table:style-name="ce4" office:value-type="string">
            <text:p>0x557</text:p>
          </table:table-cell>
          <table:table-cell table:style-name="ce4" table:number-columns-repeated="3"/>
          <table:table-cell table:style-name="ce4" office:value-type="string">
            <text:p>Radio Power High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558</text:p>
          </table:table-cell>
          <table:table-cell table:style-name="ce4" office:value-type="string">
            <text:p>0x55B</text:p>
          </table:table-cell>
          <table:table-cell table:style-name="ce4" table:number-columns-repeated="3"/>
          <table:table-cell table:style-name="ce4" office:value-type="string">
            <text:p>Radio Parameters written to radio (char, Y/N)</text:p>
          </table:table-cell>
          <table:table-cell table:style-name="ce4" table:number-columns-repeated="1018"/>
        </table:table-row>
        <table:table-row table:style-name="ro4">
          <table:table-cell table:style-name="ce5" office:value-type="string">
            <text:p>0x55C</text:p>
          </table:table-cell>
          <table:table-cell table:style-name="ce5" office:value-type="string">
            <text:p>0x55F</text:p>
          </table:table-cell>
          <table:table-cell table:style-name="ce5" table:number-columns-repeated="2"/>
          <table:table-cell table:style-name="ce5" office:value-type="string">
            <text:p>I Q &lt;docking end&gt;</text:p>
          </table:table-cell>
          <table:table-cell table:style-name="ce5" office:value-type="string">
            <text:p>Default Docking Station End</text:p>
          </table:table-cell>
          <table:table-cell table:style-name="ce5" table:number-columns-repeated="1018"/>
        </table:table-row>
        <table:table-row table:style-name="ro4">
          <table:table-cell table:style-name="ce4" office:value-type="string">
            <text:p>0x560</text:p>
          </table:table-cell>
          <table:table-cell table:style-name="ce4" office:value-type="string">
            <text:p>0x563</text:p>
          </table:table-cell>
          <table:table-cell table:style-name="ce4" table:number-columns-repeated="2"/>
          <table:table-cell table:style-name="ce4" office:value-type="string">
            <text:p>I Z &lt;home end&gt;</text:p>
          </table:table-cell>
          <table:table-cell table:style-name="ce4" office:value-type="string">
            <text:p>Default home end</text:p>
          </table:table-cell>
          <table:table-cell table:style-name="ce4" table:number-columns-repeated="1018"/>
        </table:table-row>
        <table:table-row table:style-name="ro4">
          <table:table-cell table:style-name="ce5" office:value-type="string">
            <text:p>0x564</text:p>
          </table:table-cell>
          <table:table-cell table:style-name="ce5" office:value-type="string">
            <text:p>0x56B</text:p>
          </table:table-cell>
          <table:table-cell table:style-name="ce5" table:number-columns-repeated="2"/>
          <table:table-cell table:style-name="ce5" office:value-type="string">
            <text:p>J A &lt;version&gt;</text:p>
          </table:table-cell>
          <table:table-cell table:style-name="ce5" office:value-type="string">
            <text:p>Major Flash Version</text:p>
          </table:table-cell>
          <table:table-cell table:style-name="ce5" table:number-columns-repeated="1018"/>
        </table:table-row>
        <table:table-row table:style-name="ro4">
          <table:table-cell table:style-name="ce6" office:value-type="string">
            <text:p>0x56C</text:p>
          </table:table-cell>
          <table:table-cell table:style-name="ce4" office:value-type="string">
            <text:p>0x573</text:p>
          </table:table-cell>
          <table:table-cell table:style-name="ce4" table:number-columns-repeated="2"/>
          <table:table-cell table:style-name="ce4" office:value-type="string">
            <text:p>J B &lt;version&gt;</text:p>
          </table:table-cell>
          <table:table-cell table:style-name="ce4" office:value-type="string">
            <text:p>Minor Flash Version</text:p>
          </table:table-cell>
          <table:table-cell table:style-name="ce4" table:number-columns-repeated="1018"/>
        </table:table-row>
        <table:table-row table:style-name="ro4">
          <table:table-cell table:style-name="ce5" office:value-type="string">
            <text:p>0x574</text:p>
          </table:table-cell>
          <table:table-cell table:style-name="ce5" office:value-type="string">
            <text:p>0x577</text:p>
          </table:table-cell>
          <table:table-cell table:style-name="ce5" table:number-columns-repeated="2"/>
          <table:table-cell table:style-name="ce5" office:value-type="string">
            <text:p>J D &lt;track length&gt;</text:p>
          </table:table-cell>
          <table:table-cell table:style-name="ce5" office:value-type="string">
            <text:p>Length of MIT/MAT Track</text:p>
          </table:table-cell>
          <table:table-cell table:style-name="ce5" table:number-columns-repeated="1018"/>
        </table:table-row>
        <table:table-row table:style-name="ro4">
          <table:table-cell table:style-name="ce4" office:value-type="string">
            <text:p>0x578</text:p>
          </table:table-cell>
          <table:table-cell table:style-name="ce4" office:value-type="string">
            <text:p>0x597</text:p>
          </table:table-cell>
          <table:table-cell table:style-name="ce4" table:number-columns-repeated="2"/>
          <table:table-cell table:style-name="ce4" office:value-type="string">
            <text:p>J E &lt;static ip&gt;</text:p>
          </table:table-cell>
          <table:table-cell table:style-name="ce4" office:value-type="string">
            <text:p>The static IP of the mover.</text:p>
          </table:table-cell>
          <table:table-cell table:style-name="ce4" table:number-columns-repeated="1018"/>
        </table:table-row>
        <table:table-row table:style-name="ro4">
          <table:table-cell table:style-name="ce7" office:value-type="string">
            <text:p>0x600</text:p>
          </table:table-cell>
          <table:table-cell table:style-name="ce7" table:number-columns-repeated="3"/>
          <table:table-cell table:style-name="ce7" office:value-type="string">
            <text:p>J F &lt;BES Trigger 1&gt;</text:p>
          </table:table-cell>
          <table:table-cell table:style-name="ce7" office:value-type="string">
            <text:p>BES Trigger 1</text:p>
          </table:table-cell>
          <table:table-cell table:style-name="ce7" table:number-columns-repeated="1018"/>
        </table:table-row>
        <table:table-row table:style-name="ro4">
          <table:table-cell table:style-name="ce7" office:value-type="string">
            <text:p>0x600</text:p>
          </table:table-cell>
          <table:table-cell table:style-name="ce7" office:value-type="string">
            <text:p>0x604</text:p>
          </table:table-cell>
          <table:table-cell table:style-name="ce7" table:number-columns-repeated="3"/>
          <table:table-cell table:style-name="ce7" office:value-type="string">
            <text:p>exists</text:p>
          </table:table-cell>
          <table:table-cell table:style-name="ce7" table:number-columns-repeated="1018"/>
        </table:table-row>
        <table:table-row table:style-name="ro4">
          <table:table-cell table:style-name="ce7" office:value-type="string">
            <text:p>0x604</text:p>
          </table:table-cell>
          <table:table-cell table:style-name="ce7" office:value-type="string">
            <text:p>0x608</text:p>
          </table:table-cell>
          <table:table-cell table:style-name="ce7" table:number-columns-repeated="3"/>
          <table:table-cell table:style-name="ce7" office:value-type="string">
            <text:p>Activate soon or immediate</text:p>
          </table:table-cell>
          <table:table-cell table:style-name="ce7" table:number-columns-repeated="1018"/>
        </table:table-row>
        <table:table-row table:style-name="ro4">
          <table:table-cell table:style-name="ce7" office:value-type="string">
            <text:p>0x608</text:p>
          </table:table-cell>
          <table:table-cell table:style-name="ce7" office:value-type="string">
            <text:p>0x60C</text:p>
          </table:table-cell>
          <table:table-cell table:style-name="ce7" table:number-columns-repeated="3"/>
          <table:table-cell table:style-name="ce7" office:value-type="string">
            <text:p>Active on full expose, partial expose, or during partial</text:p>
          </table:table-cell>
          <table:table-cell table:style-name="ce7" table:number-columns-repeated="1018"/>
        </table:table-row>
        <table:table-row table:style-name="ro4">
          <table:table-cell table:style-name="ce7" office:value-type="string">
            <text:p>0x60C</text:p>
          </table:table-cell>
          <table:table-cell table:style-name="ce7" office:value-type="string">
            <text:p>0x610</text:p>
          </table:table-cell>
          <table:table-cell table:style-name="ce7" table:number-columns-repeated="3"/>
          <table:table-cell table:style-name="ce7" office:value-type="string">
            <text:p>Activate or deactivate on hit</text:p>
          </table:table-cell>
          <table:table-cell table:style-name="ce7" table:number-columns-repeated="1018"/>
        </table:table-row>
        <table:table-row table:style-name="ro4">
          <table:table-cell table:style-name="ce7" office:value-type="string">
            <text:p>0x610</text:p>
          </table:table-cell>
          <table:table-cell table:style-name="ce7" office:value-type="string">
            <text:p>0x614</text:p>
          </table:table-cell>
          <table:table-cell table:style-name="ce7" table:number-columns-repeated="3"/>
          <table:table-cell table:style-name="ce7" office:value-type="string">
            <text:p>Activate or deactivate on kill</text:p>
          </table:table-cell>
          <table:table-cell table:style-name="ce7" table:number-columns-repeated="1018"/>
        </table:table-row>
        <table:table-row table:style-name="ro4">
          <table:table-cell table:style-name="ce7" office:value-type="string">
            <text:p>0x614</text:p>
          </table:table-cell>
          <table:table-cell table:style-name="ce7" office:value-type="string">
            <text:p>0x618</text:p>
          </table:table-cell>
          <table:table-cell table:style-name="ce7" table:number-columns-repeated="3"/>
          <table:table-cell table:style-name="ce7" office:value-type="string">
            <text:p>Milliseconds on time</text:p>
          </table:table-cell>
          <table:table-cell table:style-name="ce7" table:number-columns-repeated="1018"/>
        </table:table-row>
        <table:table-row table:style-name="ro4">
          <table:table-cell table:style-name="ce7" office:value-type="string">
            <text:p>0x618</text:p>
          </table:table-cell>
          <table:table-cell table:style-name="ce7" office:value-type="string">
            <text:p>0x61C</text:p>
          </table:table-cell>
          <table:table-cell table:style-name="ce7" table:number-columns-repeated="3"/>
          <table:table-cell table:style-name="ce7" office:value-type="string">
            <text:p>Milliseconds off time</text:p>
          </table:table-cell>
          <table:table-cell table:style-name="ce7" table:number-columns-repeated="1018"/>
        </table:table-row>
        <table:table-row table:style-name="ro4">
          <table:table-cell table:style-name="ce7" office:value-type="string">
            <text:p>0x61C</text:p>
          </table:table-cell>
          <table:table-cell table:style-name="ce7" office:value-type="string">
            <text:p>0x620</text:p>
          </table:table-cell>
          <table:table-cell table:style-name="ce7" table:number-columns-repeated="3"/>
          <table:table-cell table:style-name="ce7" office:value-type="string">
            <text:p>Half-seconds start delay</text:p>
          </table:table-cell>
          <table:table-cell table:style-name="ce7" table:number-columns-repeated="1018"/>
        </table:table-row>
        <table:table-row table:style-name="ro4">
          <table:table-cell table:style-name="ce7" office:value-type="string">
            <text:p>0x620</text:p>
          </table:table-cell>
          <table:table-cell table:style-name="ce7" office:value-type="string">
            <text:p>0x624</text:p>
          </table:table-cell>
          <table:table-cell table:style-name="ce7" table:number-columns-repeated="3"/>
          <table:table-cell table:style-name="ce7" office:value-type="string">
            <text:p>Half-seconds repeat delay</text:p>
          </table:table-cell>
          <table:table-cell table:style-name="ce7" table:number-columns-repeated="1018"/>
        </table:table-row>
        <table:table-row table:style-name="ro4">
          <table:table-cell table:style-name="ce7" office:value-type="string">
            <text:p>0x624</text:p>
          </table:table-cell>
          <table:table-cell table:style-name="ce7" office:value-type="string">
            <text:p>0x628</text:p>
          </table:table-cell>
          <table:table-cell table:style-name="ce7" table:number-columns-repeated="3"/>
          <table:table-cell table:style-name="ce7" office:value-type="string">
            <text:p>Repeat count or infinite</text:p>
          </table:table-cell>
          <table:table-cell table:style-name="ce7" table:number-columns-repeated="1018"/>
        </table:table-row>
        <table:table-row table:style-name="ro4">
          <table:table-cell table:style-name="ce7" office:value-type="string">
            <text:p>0x628</text:p>
          </table:table-cell>
          <table:table-cell table:style-name="ce7" office:value-type="string">
            <text:p>0x62C</text:p>
          </table:table-cell>
          <table:table-cell table:style-name="ce7" table:number-columns-repeated="3"/>
          <table:table-cell table:style-name="ce7" office:value-type="string">
            <text:p>ex1</text:p>
          </table:table-cell>
          <table:table-cell table:style-name="ce7" table:number-columns-repeated="1018"/>
        </table:table-row>
        <table:table-row table:style-name="ro4">
          <table:table-cell table:style-name="ce7" office:value-type="string">
            <text:p>0x62C</text:p>
          </table:table-cell>
          <table:table-cell table:style-name="ce7" office:value-type="string">
            <text:p>0x630</text:p>
          </table:table-cell>
          <table:table-cell table:style-name="ce7" table:number-columns-repeated="3"/>
          <table:table-cell table:style-name="ce7" office:value-type="string">
            <text:p>ex2</text:p>
          </table:table-cell>
          <table:table-cell table:style-name="ce7" table:number-columns-repeated="1018"/>
        </table:table-row>
        <table:table-row table:style-name="ro4">
          <table:table-cell table:style-name="ce7" office:value-type="string">
            <text:p>0x630</text:p>
          </table:table-cell>
          <table:table-cell table:style-name="ce7" office:value-type="string">
            <text:p>0x634</text:p>
          </table:table-cell>
          <table:table-cell table:style-name="ce7" table:number-columns-repeated="3"/>
          <table:table-cell table:style-name="ce7" office:value-type="string">
            <text:p>How many trigger events per shot</text:p>
          </table:table-cell>
          <table:table-cell table:style-name="ce7" table:number-columns-repeated="1018"/>
        </table:table-row>
        <table:table-row table:style-name="ro4">
          <table:table-cell table:style-name="ce7" office:value-type="string">
            <text:p>0x634</text:p>
          </table:table-cell>
          <table:table-cell table:style-name="ce7" office:value-type="string">
            <text:p>0x638</text:p>
          </table:table-cell>
          <table:table-cell table:style-name="ce7" table:number-columns-repeated="3"/>
          <table:table-cell table:style-name="ce7" office:value-type="string">
            <text:p>&lt;currently not used&gt;</text:p>
          </table:table-cell>
          <table:table-cell table:style-name="ce7" table:number-columns-repeated="1018"/>
        </table:table-row>
        <table:table-row table:style-name="ro4">
          <table:table-cell table:style-name="ce7" office:value-type="string">
            <text:p>0x638</text:p>
          </table:table-cell>
          <table:table-cell table:style-name="ce7" office:value-type="string">
            <text:p>0x63C</text:p>
          </table:table-cell>
          <table:table-cell table:style-name="ce7" table:number-columns-repeated="3"/>
          <table:table-cell table:style-name="ce7" office:value-type="string">
            <text:p>&lt;currently not used&gt;</text:p>
          </table:table-cell>
          <table:table-cell table:style-name="ce7" table:number-columns-repeated="1018"/>
        </table:table-row>
        <table:table-row table:style-name="ro4">
          <table:table-cell table:style-name="ce7" office:value-type="string">
            <text:p>0x63C</text:p>
          </table:table-cell>
          <table:table-cell table:style-name="ce7" office:value-type="string">
            <text:p>0x640</text:p>
          </table:table-cell>
          <table:table-cell table:style-name="ce7" table:number-columns-repeated="3"/>
          <table:table-cell table:style-name="ce7" office:value-type="string">
            <text:p>&lt;currently not used&gt;</text:p>
          </table:table-cell>
          <table:table-cell table:style-name="ce7" table:number-columns-repeated="1018"/>
        </table:table-row>
        <table:table-row table:style-name="ro4">
          <table:table-cell table:style-name="ce4" office:value-type="string">
            <text:p>0x640</text:p>
          </table:table-cell>
          <table:table-cell table:style-name="ce4" table:number-columns-repeated="3"/>
          <table:table-cell table:style-name="ce4" office:value-type="string">
            <text:p>J G &lt;follow the list except for exists&gt;</text:p>
          </table:table-cell>
          <table:table-cell table:style-name="ce4" office:value-type="string">
            <text:p>BES Trigger 2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640</text:p>
          </table:table-cell>
          <table:table-cell table:style-name="ce4" office:value-type="string">
            <text:p>0x644</text:p>
          </table:table-cell>
          <table:table-cell table:style-name="ce4" table:number-columns-repeated="3"/>
          <table:table-cell table:style-name="ce4" office:value-type="string">
            <text:p>exists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644</text:p>
          </table:table-cell>
          <table:table-cell table:style-name="ce4" office:value-type="string">
            <text:p>0x648</text:p>
          </table:table-cell>
          <table:table-cell table:style-name="ce4" table:number-columns-repeated="3"/>
          <table:table-cell table:style-name="ce4" office:value-type="string">
            <text:p>Activate soon or immediate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648</text:p>
          </table:table-cell>
          <table:table-cell table:style-name="ce4" office:value-type="string">
            <text:p>0x64C</text:p>
          </table:table-cell>
          <table:table-cell table:style-name="ce4" table:number-columns-repeated="3"/>
          <table:table-cell table:style-name="ce4" office:value-type="string">
            <text:p>Active on full expose, partial expose, or during partial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64C</text:p>
          </table:table-cell>
          <table:table-cell table:style-name="ce4" office:value-type="string">
            <text:p>0x650</text:p>
          </table:table-cell>
          <table:table-cell table:style-name="ce4" table:number-columns-repeated="3"/>
          <table:table-cell table:style-name="ce4" office:value-type="string">
            <text:p>Activate or deactivate on hit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650</text:p>
          </table:table-cell>
          <table:table-cell table:style-name="ce4" office:value-type="string">
            <text:p>0x654</text:p>
          </table:table-cell>
          <table:table-cell table:style-name="ce4" table:number-columns-repeated="3"/>
          <table:table-cell table:style-name="ce4" office:value-type="string">
            <text:p>Activate or deactivate on kill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654</text:p>
          </table:table-cell>
          <table:table-cell table:style-name="ce4" office:value-type="string">
            <text:p>0x658</text:p>
          </table:table-cell>
          <table:table-cell table:style-name="ce4" table:number-columns-repeated="3"/>
          <table:table-cell table:style-name="ce4" office:value-type="string">
            <text:p>Milliseconds on time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658</text:p>
          </table:table-cell>
          <table:table-cell table:style-name="ce4" office:value-type="string">
            <text:p>0x65C</text:p>
          </table:table-cell>
          <table:table-cell table:style-name="ce4" table:number-columns-repeated="3"/>
          <table:table-cell table:style-name="ce4" office:value-type="string">
            <text:p>Milliseconds off time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65C</text:p>
          </table:table-cell>
          <table:table-cell table:style-name="ce4" office:value-type="string">
            <text:p>0x660</text:p>
          </table:table-cell>
          <table:table-cell table:style-name="ce4" table:number-columns-repeated="3"/>
          <table:table-cell table:style-name="ce4" office:value-type="string">
            <text:p>Half-seconds start delay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660</text:p>
          </table:table-cell>
          <table:table-cell table:style-name="ce4" office:value-type="string">
            <text:p>0x664</text:p>
          </table:table-cell>
          <table:table-cell table:style-name="ce4" table:number-columns-repeated="3"/>
          <table:table-cell table:style-name="ce4" office:value-type="string">
            <text:p>Half-seconds repeat delay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664</text:p>
          </table:table-cell>
          <table:table-cell table:style-name="ce4" office:value-type="string">
            <text:p>0x668</text:p>
          </table:table-cell>
          <table:table-cell table:style-name="ce4" table:number-columns-repeated="3"/>
          <table:table-cell table:style-name="ce4" office:value-type="string">
            <text:p>Repeat count or infinite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668</text:p>
          </table:table-cell>
          <table:table-cell table:style-name="ce4" office:value-type="string">
            <text:p>0x66C</text:p>
          </table:table-cell>
          <table:table-cell table:style-name="ce4" table:number-columns-repeated="3"/>
          <table:table-cell table:style-name="ce4" office:value-type="string">
            <text:p>ex1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66C</text:p>
          </table:table-cell>
          <table:table-cell table:style-name="ce4" office:value-type="string">
            <text:p>0x670</text:p>
          </table:table-cell>
          <table:table-cell table:style-name="ce4" table:number-columns-repeated="3"/>
          <table:table-cell table:style-name="ce4" office:value-type="string">
            <text:p>ex2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670</text:p>
          </table:table-cell>
          <table:table-cell table:style-name="ce4" office:value-type="string">
            <text:p>0x674</text:p>
          </table:table-cell>
          <table:table-cell table:style-name="ce4" table:number-columns-repeated="3"/>
          <table:table-cell table:style-name="ce4" office:value-type="string">
            <text:p>How many trigger events per shot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674</text:p>
          </table:table-cell>
          <table:table-cell table:style-name="ce4" office:value-type="string">
            <text:p>0x678</text:p>
          </table:table-cell>
          <table:table-cell table:style-name="ce4" table:number-columns-repeated="3"/>
          <table:table-cell table:style-name="ce4" office:value-type="string">
            <text:p>&lt;currently not used&gt;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678</text:p>
          </table:table-cell>
          <table:table-cell table:style-name="ce4" office:value-type="string">
            <text:p>0x67C</text:p>
          </table:table-cell>
          <table:table-cell table:style-name="ce4" table:number-columns-repeated="3"/>
          <table:table-cell table:style-name="ce4" office:value-type="string">
            <text:p>&lt;currently not used&gt;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67C</text:p>
          </table:table-cell>
          <table:table-cell table:style-name="ce4" office:value-type="string">
            <text:p>0x680</text:p>
          </table:table-cell>
          <table:table-cell table:style-name="ce4" table:number-columns-repeated="3"/>
          <table:table-cell table:style-name="ce4" office:value-type="string">
            <text:p>&lt;currently not used&gt;</text:p>
          </table:table-cell>
          <table:table-cell table:style-name="ce4" table:number-columns-repeated="1018"/>
        </table:table-row>
        <table:table-row table:style-name="ro4">
          <table:table-cell table:style-name="ce5" office:value-type="string">
            <text:p>0x680</text:p>
          </table:table-cell>
          <table:table-cell table:style-name="ce5" table:number-columns-repeated="3"/>
          <table:table-cell table:style-name="ce5" office:value-type="string">
            <text:p>J H &lt;follow the list except for exists&gt;</text:p>
          </table:table-cell>
          <table:table-cell table:style-name="ce5" office:value-type="string">
            <text:p>BES Trigger 3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680</text:p>
          </table:table-cell>
          <table:table-cell table:style-name="ce5" office:value-type="string">
            <text:p>0x684</text:p>
          </table:table-cell>
          <table:table-cell table:style-name="ce5" table:number-columns-repeated="3"/>
          <table:table-cell table:style-name="ce5" office:value-type="string">
            <text:p>exist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684</text:p>
          </table:table-cell>
          <table:table-cell table:style-name="ce5" office:value-type="string">
            <text:p>0x688</text:p>
          </table:table-cell>
          <table:table-cell table:style-name="ce5" table:number-columns-repeated="3"/>
          <table:table-cell table:style-name="ce5" office:value-type="string">
            <text:p>Activate soon or immedia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688</text:p>
          </table:table-cell>
          <table:table-cell table:style-name="ce5" office:value-type="string">
            <text:p>0x68C</text:p>
          </table:table-cell>
          <table:table-cell table:style-name="ce5" table:number-columns-repeated="3"/>
          <table:table-cell table:style-name="ce5" office:value-type="string">
            <text:p>Active on full expose, partial expose, or during partia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68C</text:p>
          </table:table-cell>
          <table:table-cell table:style-name="ce5" office:value-type="string">
            <text:p>0x690</text:p>
          </table:table-cell>
          <table:table-cell table:style-name="ce5" table:number-columns-repeated="3"/>
          <table:table-cell table:style-name="ce5" office:value-type="string">
            <text:p>Activate or deactivate on hit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690</text:p>
          </table:table-cell>
          <table:table-cell table:style-name="ce5" office:value-type="string">
            <text:p>0x694</text:p>
          </table:table-cell>
          <table:table-cell table:style-name="ce5" table:number-columns-repeated="3"/>
          <table:table-cell table:style-name="ce5" office:value-type="string">
            <text:p>Activate or deactivate on kil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694</text:p>
          </table:table-cell>
          <table:table-cell table:style-name="ce5" office:value-type="string">
            <text:p>0x698</text:p>
          </table:table-cell>
          <table:table-cell table:style-name="ce5" table:number-columns-repeated="3"/>
          <table:table-cell table:style-name="ce5" office:value-type="string">
            <text:p>Milliseconds on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698</text:p>
          </table:table-cell>
          <table:table-cell table:style-name="ce5" office:value-type="string">
            <text:p>0x69C</text:p>
          </table:table-cell>
          <table:table-cell table:style-name="ce5" table:number-columns-repeated="3"/>
          <table:table-cell table:style-name="ce5" office:value-type="string">
            <text:p>Milliseconds off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69C</text:p>
          </table:table-cell>
          <table:table-cell table:style-name="ce5" office:value-type="string">
            <text:p>0x6A0</text:p>
          </table:table-cell>
          <table:table-cell table:style-name="ce5" table:number-columns-repeated="3"/>
          <table:table-cell table:style-name="ce5" office:value-type="string">
            <text:p>Half-seconds star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6A0</text:p>
          </table:table-cell>
          <table:table-cell table:style-name="ce5" office:value-type="string">
            <text:p>0x6A4</text:p>
          </table:table-cell>
          <table:table-cell table:style-name="ce5" table:number-columns-repeated="3"/>
          <table:table-cell table:style-name="ce5" office:value-type="string">
            <text:p>Half-seconds repea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6A4</text:p>
          </table:table-cell>
          <table:table-cell table:style-name="ce5" office:value-type="string">
            <text:p>0x6A8</text:p>
          </table:table-cell>
          <table:table-cell table:style-name="ce5" table:number-columns-repeated="3"/>
          <table:table-cell table:style-name="ce5" office:value-type="string">
            <text:p>Repeat count or infini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6A8</text:p>
          </table:table-cell>
          <table:table-cell table:style-name="ce5" office:value-type="string">
            <text:p>0x6AC</text:p>
          </table:table-cell>
          <table:table-cell table:style-name="ce5" table:number-columns-repeated="3"/>
          <table:table-cell table:style-name="ce5" office:value-type="string">
            <text:p>ex1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6AC</text:p>
          </table:table-cell>
          <table:table-cell table:style-name="ce5" office:value-type="string">
            <text:p>0x6B0</text:p>
          </table:table-cell>
          <table:table-cell table:style-name="ce5" table:number-columns-repeated="3"/>
          <table:table-cell table:style-name="ce5" office:value-type="string">
            <text:p>ex2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6B0</text:p>
          </table:table-cell>
          <table:table-cell table:style-name="ce5" office:value-type="string">
            <text:p>0x6B4</text:p>
          </table:table-cell>
          <table:table-cell table:style-name="ce5" table:number-columns-repeated="3"/>
          <table:table-cell table:style-name="ce5" office:value-type="string">
            <text:p>ex3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6B4</text:p>
          </table:table-cell>
          <table:table-cell table:style-name="ce5" office:value-type="string">
            <text:p>0x6B8</text:p>
          </table:table-cell>
          <table:table-cell table:style-name="ce5" table:number-columns-repeated="3"/>
          <table:table-cell table:style-name="ce5" office:value-type="string">
            <text:p>How many trigger events per shot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6B8</text:p>
          </table:table-cell>
          <table:table-cell table:style-name="ce5" office:value-type="string">
            <text:p>0x6BC</text:p>
          </table:table-cell>
          <table:table-cell table:style-name="ce5" table:number-columns-repeated="3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6BC</text:p>
          </table:table-cell>
          <table:table-cell table:style-name="ce5" office:value-type="string">
            <text:p>0x6C0</text:p>
          </table:table-cell>
          <table:table-cell table:style-name="ce5" table:number-columns-repeated="3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4" office:value-type="string">
            <text:p>0x6C0</text:p>
          </table:table-cell>
          <table:table-cell table:style-name="ce4" table:number-columns-repeated="3"/>
          <table:table-cell table:style-name="ce4" office:value-type="string">
            <text:p>J I &lt;follow the list except for exists&gt;</text:p>
          </table:table-cell>
          <table:table-cell table:style-name="ce4" office:value-type="string">
            <text:p>BES Trigger 4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6C0</text:p>
          </table:table-cell>
          <table:table-cell table:style-name="ce4" office:value-type="string">
            <text:p>0x6C4</text:p>
          </table:table-cell>
          <table:table-cell table:style-name="ce4" table:number-columns-repeated="3"/>
          <table:table-cell table:style-name="ce4" office:value-type="string">
            <text:p>exists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6C4</text:p>
          </table:table-cell>
          <table:table-cell table:style-name="ce4" office:value-type="string">
            <text:p>0x6C8</text:p>
          </table:table-cell>
          <table:table-cell table:style-name="ce4" table:number-columns-repeated="3"/>
          <table:table-cell table:style-name="ce4" office:value-type="string">
            <text:p>Activate soon or immediate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6C8</text:p>
          </table:table-cell>
          <table:table-cell table:style-name="ce4" office:value-type="string">
            <text:p>0x6CC</text:p>
          </table:table-cell>
          <table:table-cell table:style-name="ce4" table:number-columns-repeated="3"/>
          <table:table-cell table:style-name="ce4" office:value-type="string">
            <text:p>Active on full expose, partial expose, or during partial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6CC</text:p>
          </table:table-cell>
          <table:table-cell table:style-name="ce4" office:value-type="string">
            <text:p>0x6D0</text:p>
          </table:table-cell>
          <table:table-cell table:style-name="ce4" table:number-columns-repeated="3"/>
          <table:table-cell table:style-name="ce4" office:value-type="string">
            <text:p>Activate or deactivate on hit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6D0</text:p>
          </table:table-cell>
          <table:table-cell table:style-name="ce4" office:value-type="string">
            <text:p>0x6D4</text:p>
          </table:table-cell>
          <table:table-cell table:style-name="ce4" table:number-columns-repeated="3"/>
          <table:table-cell table:style-name="ce4" office:value-type="string">
            <text:p>Activate or deactivate on kill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6D4</text:p>
          </table:table-cell>
          <table:table-cell table:style-name="ce4" office:value-type="string">
            <text:p>0x6D8</text:p>
          </table:table-cell>
          <table:table-cell table:style-name="ce4" table:number-columns-repeated="3"/>
          <table:table-cell table:style-name="ce4" office:value-type="string">
            <text:p>Milliseconds on time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6D8</text:p>
          </table:table-cell>
          <table:table-cell table:style-name="ce4" office:value-type="string">
            <text:p>0x6DC</text:p>
          </table:table-cell>
          <table:table-cell table:style-name="ce4" table:number-columns-repeated="3"/>
          <table:table-cell table:style-name="ce4" office:value-type="string">
            <text:p>Milliseconds off time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6DC</text:p>
          </table:table-cell>
          <table:table-cell table:style-name="ce4" office:value-type="string">
            <text:p>0x6E0</text:p>
          </table:table-cell>
          <table:table-cell table:style-name="ce4" table:number-columns-repeated="3"/>
          <table:table-cell table:style-name="ce4" office:value-type="string">
            <text:p>Half-seconds start delay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6E0</text:p>
          </table:table-cell>
          <table:table-cell table:style-name="ce4" office:value-type="string">
            <text:p>0x6E4</text:p>
          </table:table-cell>
          <table:table-cell table:style-name="ce4" table:number-columns-repeated="3"/>
          <table:table-cell table:style-name="ce4" office:value-type="string">
            <text:p>Half-seconds repeat delay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6E4</text:p>
          </table:table-cell>
          <table:table-cell table:style-name="ce4" office:value-type="string">
            <text:p>0x6E8</text:p>
          </table:table-cell>
          <table:table-cell table:style-name="ce4" table:number-columns-repeated="3"/>
          <table:table-cell table:style-name="ce4" office:value-type="string">
            <text:p>Repeat count or infinite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6E8</text:p>
          </table:table-cell>
          <table:table-cell table:style-name="ce4" office:value-type="string">
            <text:p>0x6EC</text:p>
          </table:table-cell>
          <table:table-cell table:style-name="ce4" table:number-columns-repeated="3"/>
          <table:table-cell table:style-name="ce4" office:value-type="string">
            <text:p>ex1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6EC</text:p>
          </table:table-cell>
          <table:table-cell table:style-name="ce4" office:value-type="string">
            <text:p>0x6F0</text:p>
          </table:table-cell>
          <table:table-cell table:style-name="ce4" table:number-columns-repeated="3"/>
          <table:table-cell table:style-name="ce4" office:value-type="string">
            <text:p>ex2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6F0</text:p>
          </table:table-cell>
          <table:table-cell table:style-name="ce4" office:value-type="string">
            <text:p>0x6F4</text:p>
          </table:table-cell>
          <table:table-cell table:style-name="ce4" table:number-columns-repeated="3"/>
          <table:table-cell table:style-name="ce4" office:value-type="string">
            <text:p>How many trigger events per shot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6F4</text:p>
          </table:table-cell>
          <table:table-cell table:style-name="ce4" office:value-type="string">
            <text:p>0x6F8</text:p>
          </table:table-cell>
          <table:table-cell table:style-name="ce4" table:number-columns-repeated="3"/>
          <table:table-cell table:style-name="ce4" office:value-type="string">
            <text:p>&lt;currently not used&gt;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6F8</text:p>
          </table:table-cell>
          <table:table-cell table:style-name="ce4" office:value-type="string">
            <text:p>0x6FC</text:p>
          </table:table-cell>
          <table:table-cell table:style-name="ce4" table:number-columns-repeated="3"/>
          <table:table-cell table:style-name="ce4" office:value-type="string">
            <text:p>&lt;currently not used&gt;</text:p>
          </table:table-cell>
          <table:table-cell table:style-name="ce4" table:number-columns-repeated="1018"/>
        </table:table-row>
        <table:table-row table:style-name="ro4">
          <table:table-cell table:style-name="ce4" office:value-type="string">
            <text:p>0x6FC</text:p>
          </table:table-cell>
          <table:table-cell table:style-name="ce4" office:value-type="string">
            <text:p>0x700</text:p>
          </table:table-cell>
          <table:table-cell table:style-name="ce4" table:number-columns-repeated="3"/>
          <table:table-cell table:style-name="ce4" office:value-type="string">
            <text:p>&lt;currently not used&gt;</text:p>
          </table:table-cell>
          <table:table-cell table:style-name="ce4" table:number-columns-repeated="1018"/>
        </table:table-row>
        <table:table-row table:style-name="ro4">
          <table:table-cell table:style-name="ce5" office:value-type="string">
            <text:p>0x700</text:p>
          </table:table-cell>
          <table:table-cell table:style-name="ce5" office:value-type="string">
            <text:p>0x703</text:p>
          </table:table-cell>
          <table:table-cell table:style-name="ce5" table:number-columns-repeated="2"/>
          <table:table-cell table:style-name="ce5" office:value-type="string">
            <text:p>J J &lt;0-5&gt;</text:p>
          </table:table-cell>
          <table:table-cell table:style-name="ce5" office:value-type="string">
            <text:p>BES Mode</text:p>
          </table:table-cell>
          <table:table-cell table:style-name="ce5" table:number-columns-repeated="1018"/>
        </table:table-row>
        <table:table-row table:style-name="ro4">
          <table:table-cell table:style-name="ce8" office:value-type="string">
            <text:p>0x704</text:p>
          </table:table-cell>
          <table:table-cell table:style-name="ce8" office:value-type="string">
            <text:p>0x707</text:p>
          </table:table-cell>
          <table:table-cell table:style-name="ce8" table:number-columns-repeated="2"/>
          <table:table-cell table:style-name="ce8" office:value-type="string">
            <text:p>J K &lt;0|1&gt;</text:p>
          </table:table-cell>
          <table:table-cell table:style-name="ce8" office:value-type="string">
            <text:p>Uses a 20 amp thermal.</text:p>
          </table:table-cell>
          <table:table-cell table:style-name="ce8" table:number-columns-repeated="1018"/>
        </table:table-row>
        <table:table-row table:style-name="AROW-4" table:number-rows-repeated="65330">
          <table:table-cell table:number-columns-repeated="1024"/>
        </table:table-row>
        <table:table-row table:style-name="AROW-4">
          <table:table-cell table:number-columns-repeated="1024"/>
        </table:table-row>
      </table:table>
      <table:table table:name="Sheet2" table:style-name="ta-0x9138248" table:print="false">
        <office:forms form:automatic-focus="false" form:apply-design-mode="false">
          <form:form/>
        </office:forms>
        <table:table-column table:default-cell-style-name="ACE-0x911ee38" table:style-name="ACOL-0"/>
        <table:table-column table:default-cell-style-name="ACE-0x911ee38" table:style-name="ACOL-0" table:number-columns-repeated="255"/>
        <table:table-row table:style-name="AROW-4">
          <table:table-cell table:number-columns-repeated="256" table:style-name="ACE-0x911ee38"/>
        </table:table-row>
        <table:table-row table:style-name="AROW-0">
          <table:table-cell table:number-columns-repeated="256" table:style-name="ACE-0x911ee38"/>
        </table:table-row>
        <table:table-row table:style-name="AROW-0" table:number-rows-repeated="65534">
          <table:table-cell table:number-columns-repeated="256" table:style-name="ACE-0x911ee38"/>
        </table:table-row>
      </table:table>
      <table:table table:name="Sheet3" table:style-name="ta-0x91383a0" table:print="false">
        <office:forms form:automatic-focus="false" form:apply-design-mode="false">
          <form:form/>
        </office:forms>
        <table:table-column table:default-cell-style-name="ACE-0x911eef8" table:style-name="ACOL-0"/>
        <table:table-column table:default-cell-style-name="ACE-0x911eef8" table:style-name="ACOL-0" table:number-columns-repeated="255"/>
        <table:table-row table:style-name="AROW-4">
          <table:table-cell table:number-columns-repeated="256" table:style-name="ACE-0x911eef8"/>
        </table:table-row>
        <table:table-row table:style-name="AROW-0">
          <table:table-cell table:number-columns-repeated="256" table:style-name="ACE-0x911eef8"/>
        </table:table-row>
        <table:table-row table:style-name="AROW-0" table:number-rows-repeated="65534">
          <table:table-cell table:number-columns-repeated="256" table:style-name="ACE-0x911eef8"/>
        </table:table-row>
      </table:table>
      <table:named-expressions>
        <table:named-expression table:name="Print_Area" table:base-cell-address="$Sheet1.$A$1" table:expression="#ref!"/>
        <table:named-expression table:name="Sheet_Title" table:base-cell-address="$Sheet1.$A$1" table:expression="&quot;Sheet1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Arial" svg:font-family="Arial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7in" fo:border="none" fo:padding="0in" style:shadow="none"/>
      </style:header-style>
      <style:footer-style>
        <style:header-footer-properties fo:min-height="0.2957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9">06/09/2013</text:date>, <text:time>17:2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helly Bjorkquist-Skuza</dc:creator>
    <dc:date>2013-06-09T17:25:17</dc:date>
    <meta:creation-date>2011-09-15T09:59:44Z</meta:creation-date>
    <meta:editing-cycles>53</meta:editing-cycles>
    <meta:editing-duration>P2DT6H3M42S</meta:editing-duration>
    <meta:generator>LibreOffice/3.4$Unix LibreOffice_project/340m1$Build-602</meta:generator>
    <meta:document-statistic meta:table-count="3" meta:cell-count="635" meta:object-count="0"/>
  </office:meta>
</office:document-meta>
</file>